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34000001AC52ADB9E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6cm" svg:height="20.2cm" svg:x="0.2cm" svg:y="0.4cm">
          <draw:image xlink:href="Pictures/1000000000000234000001AC52ADB9E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2-12-13T21:50:52</meta:creation-date>
    <dc:date>2012-12-13T23:02:30</dc:date>
    <dc:creator>Jeff Gomes</dc:creator>
    <meta:editing-duration>PT56M28S</meta:editing-duration>
    <meta:editing-cycles>1</meta:editing-cycles>
    <meta:document-statistic meta:object-count="24"/>
    <meta:generator>LibreOffice/3.5$Linux_X86_64 LibreOffice_project/350m1$Build-2</meta:generator>
  </office:meta>
</office:document-meta>
</file>